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5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</style:style>
    <style:style style:name="gr9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fo:text-align="center"/>
      <style:text-properties style:font-name="Cambria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TeX Gyre Cursor" fo:font-size="10pt" style:font-size-asian="10pt" style:font-size-complex="10pt"/>
    </style:style>
    <style:style style:name="T1" style:family="text">
      <style:text-properties style:font-name="TeX Gyre Curso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04cm" svg:height="0.7cm" svg:x="1.196cm" svg:y="1.35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.196cm" svg:y1="1.7cm" svg:x2="0cm" svg:y2="1.7cm" draw:start-shape="id1" draw:start-glue-point="3" draw:end-shape="id2" draw:end-glue-point="10" svg:d="M1196 1700h-1196" svg:viewBox="0 0 1197 1">
          <text:p/>
        </draw:connector>
        <draw:connector draw:style-name="gr3" draw:text-style-name="P2" draw:layer="layout" svg:x1="3.596cm" svg:y1="1.7cm" svg:x2="2.3cm" svg:y2="1.7cm" draw:start-shape="id3" draw:end-shape="id1" draw:end-glue-point="1" svg:d="M3596 1700h-1296" svg:viewBox="0 0 1297 1">
          <text:p/>
        </draw:connector>
        <draw:custom-shape draw:style-name="gr4" draw:text-style-name="P3" xml:id="id2" draw:id="id2" draw:layer="layout" svg:width="0.6cm" svg:height="0.6cm" svg:x="-0.6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891cm" svg:height="0.424cm" svg:x="0.1cm" svg:y="1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0.908cm" svg:height="0.424cm" svg:x="1.29cm" svg:y="1.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6" draw:text-style-name="P4" xml:id="id7" draw:id="id7" draw:layer="layout" svg:width="0.2cm" svg:height="0.2cm" svg:x="2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4" draw:id="id4" draw:layer="layout" svg:width="0.6cm" svg:height="0.6cm" svg:x="5.361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714cm" svg:height="0.674cm" svg:x="4.722cm" svg:y="1.1cm">
          <draw:text-box>
            <text:p><text:span text:style-name="T1">+</text:span></text:p>
          </draw:text-box>
        </draw:frame>
        <draw:frame draw:style-name="gr8" draw:text-style-name="P5" draw:layer="layout" svg:width="0.714cm" svg:height="0.674cm" svg:x="5.522cm" svg:y="0.7cm">
          <draw:text-box>
            <text:p><text:span text:style-name="T1">+</text:span></text:p>
          </draw:text-box>
        </draw:frame>
        <draw:custom-shape draw:style-name="gr1" draw:text-style-name="P1" xml:id="id3" draw:id="id3" draw:layer="layout" svg:width="1.104cm" svg:height="0.7cm" svg:x="3.596cm" svg:y="1.3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925cm" svg:height="0.424cm" svg:x="3.69cm" svg:y="1.4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3" draw:text-style-name="P2" draw:layer="layout" svg:x1="5.361cm" svg:y1="1.7cm" svg:x2="4.7cm" svg:y2="1.7cm" draw:start-shape="id4" draw:start-glue-point="6" draw:end-shape="id3" draw:end-glue-point="1" svg:d="M5361 1700h-661" svg:viewBox="0 0 662 1">
          <text:p/>
        </draw:connector>
        <draw:connector draw:style-name="gr9" draw:text-style-name="P2" draw:layer="layout" svg:x1="6.861cm" svg:y1="1.701cm" svg:x2="5.961cm" svg:y2="1.7cm" draw:start-shape="id5" draw:start-glue-point="6" draw:end-shape="id4" draw:end-glue-point="10" svg:d="M6861 1701h-449v-1h-451" svg:viewBox="0 0 901 2">
          <text:p text:style-name="P2"/>
        </draw:connector>
        <draw:connector draw:style-name="gr2" draw:text-style-name="P2" draw:layer="layout" svg:x1="5.661cm" svg:y1="1.4cm" svg:x2="4.7cm" svg:y2="0.4cm" draw:start-shape="id4" draw:start-glue-point="4" draw:end-shape="id6" svg:d="M5661 1400v-1000h-961" svg:viewBox="0 0 962 1001">
          <text:p/>
        </draw:connector>
        <draw:custom-shape draw:style-name="gr7" draw:text-style-name="P3" xml:id="id5" draw:id="id5" draw:layer="layout" svg:width="0.6cm" svg:height="0.6cm" svg:x="6.861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714cm" svg:height="0.674cm" svg:x="6.222cm" svg:y="1.101cm">
          <draw:text-box>
            <text:p><text:span text:style-name="T1">+</text:span></text:p>
          </draw:text-box>
        </draw:frame>
        <draw:frame draw:style-name="gr8" draw:text-style-name="P5" draw:layer="layout" svg:width="0.714cm" svg:height="0.674cm" svg:x="7.022cm" svg:y="0.701cm">
          <draw:text-box>
            <text:p><text:span text:style-name="T1">+</text:span></text:p>
          </draw:text-box>
        </draw:frame>
        <draw:frame draw:style-name="gr5" draw:text-style-name="P2" draw:layer="layout" svg:width="0.849cm" svg:height="0.424cm" svg:x="7.451cm" svg:y="1.2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2" draw:text-style-name="P2" draw:layer="layout" svg:x1="7.161cm" svg:y1="1.401cm" svg:x2="7.16cm" svg:y2="0.301cm" draw:start-shape="id5" draw:start-glue-point="4" svg:d="M7161 1401v-809h-1v-291" svg:viewBox="0 0 2 1101">
          <text:p/>
        </draw:connector>
        <draw:frame draw:style-name="gr5" draw:text-style-name="P2" draw:layer="layout" svg:width="0.832cm" svg:height="0.424cm" svg:x="7.1cm" svg:y="0.3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" draw:text-style-name="P1" xml:id="id6" draw:id="id6" draw:layer="layout" svg:width="1.104cm" svg:height="0.7cm" svg:x="3.596cm" svg:y="0.0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896cm" svg:height="0.424cm" svg:x="3.69cm" svg:y="0.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onnector draw:style-name="gr2" draw:text-style-name="P2" draw:layer="layout" svg:x1="3.596cm" svg:y1="0.4cm" svg:x2="2.9cm" svg:y2="1.6cm" draw:start-shape="id6" draw:start-glue-point="3" draw:end-shape="id7" draw:end-glue-point="4" svg:d="M3596 400h-696v1200" svg:viewBox="0 0 697 1201">
          <text:p/>
        </draw:connector>
        <draw:connector draw:style-name="gr9" draw:text-style-name="P2" draw:layer="layout" svg:x1="8.4cm" svg:y1="1.7cm" svg:x2="7.461cm" svg:y2="1.701cm" draw:end-shape="id5" draw:end-glue-point="10" svg:d="M8400 1700h-210v1h-729" svg:viewBox="0 0 940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cm" fo:page-height="2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4-23T09:14:27.975194669</dc:date>
    <meta:editing-duration>PT34M15S</meta:editing-duration>
    <meta:editing-cycles>15</meta:editing-cycles>
    <meta:generator>LibreOffice/5.4.6.2$Linux_X86_64 LibreOffice_project/40$Build-2</meta:generator>
    <meta:document-statistic meta:object-count="25"/>
  </office:meta>
</office:document-meta>
</file>

<file path=Object 1/content.xml><?xml version="1.0" encoding="utf-8"?>
<math xmlns="http://www.w3.org/1998/Math/MathML" display="block">
  <semantics>
    <mrow>
      <mi>w</mi>
      <mrow>
        <mo fence="true" stretchy="false">(</mo>
        <mrow>
          <mi>t</mi>
        </mrow>
        <mo fence="true" stretchy="false">)</mo>
      </mrow>
    </mrow>
    <annotation encoding="StarMath 5.0">w( t )</annotation>
  </semantics>
</math>
</file>

<file path=Object 2/content.xml><?xml version="1.0" encoding="utf-8"?>
<math xmlns="http://www.w3.org/1998/Math/MathML" display="block">
  <semantics>
    <mrow>
      <mi>R</mi>
      <mrow>
        <mo fence="true" stretchy="false">(</mo>
        <mrow>
          <mi>s</mi>
        </mrow>
        <mo fence="true" stretchy="false">)</mo>
      </mrow>
    </mrow>
    <annotation encoding="StarMath 5.0">R (s)</annotation>
  </semantics>
</math>
</file>

<file path=Object 3/content.xml><?xml version="1.0" encoding="utf-8"?>
<math xmlns="http://www.w3.org/1998/Math/MathML" display="block">
  <semantics>
    <mrow>
      <mi mathvariant="normal">Δ</mi>
      <mrow>
        <mo fence="true" stretchy="false">(</mo>
        <mrow>
          <mi>s</mi>
        </mrow>
        <mo fence="true" stretchy="false">)</mo>
      </mrow>
    </mrow>
    <annotation encoding="StarMath 5.0">%DELTA (s)</annotation>
  </semantics>
</math>
</file>

<file path=Object 5/content.xml><?xml version="1.0" encoding="utf-8"?>
<math xmlns="http://www.w3.org/1998/Math/MathML" display="block">
  <semantics>
    <mrow>
      <mi>G</mi>
      <mrow>
        <mo fence="true" stretchy="false">(</mo>
        <mrow>
          <mi>s</mi>
        </mrow>
        <mo fence="true" stretchy="false">)</mo>
      </mrow>
    </mrow>
    <annotation encoding="StarMath 5.0">G (s)</annotation>
  </semantics>
</math>
</file>

<file path=Object 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

<file path=Object 8/content.xml><?xml version="1.0" encoding="utf-8"?>
<math xmlns="http://www.w3.org/1998/Math/MathML" display="block">
  <semantics>
    <mrow>
      <mi>d</mi>
      <mrow>
        <mo fence="true" stretchy="false">(</mo>
        <mrow>
          <mi>t</mi>
        </mrow>
        <mo fence="true" stretchy="false">)</mo>
      </mrow>
    </mrow>
    <annotation encoding="StarMath 5.0">d( t )</annotation>
  </semantics>
</math>
</file>